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text-properties fo:color="#FF0000"/>
    </style:style>
  </office:automatic-styles>
  <office:body>
    <office:text text:use-soft-page-breaks="true">
      <text:p text:style-name="P1">GIT/GITLAB: Fragen und Übungen</text:p>
      <text:p text:style-name="Standard"/>
      <text:p text:style-name="Standard"/>
      <text:p text:style-name="Standard"/>
      <text:p text:style-name="Standard"/>
      <text:p text:style-name="Standard">….....................................................................................................</text:p>
      <text:p text:style-name="Standard">Vorname, Name, Matrikelnummer</text:p>
      <text:p text:style-name="Standard"/>
      <text:p text:style-name="Standard"/>
      <text:p text:style-name="Standard">1. Was genau sind die Gründe um Gitlab zu verwenden?</text:p>
      <text:p text:style-name="Standard"/>
      <text:p text:style-name="Standard">2. Welche Daten gehören (nicht) ins Repo?</text:p>
      <text:p text:style-name="Standard">- .java Files</text:p>
      <text:p text:style-name="Standard">- .xml Files</text:p>
      <text:p text:style-name="Standard">- .Jason Files</text:p>
      <text:p text:style-name="Standard">- Bilddateien für Gameprojekte</text:p>
      <text:p text:style-name="Standard">- Musikdateien für Projekte</text:p>
      <text:p text:style-name="Standard">- .project Files (Endung je nach Tool)</text:p>
      <text:p text:style-name="Standard">- UML Modelle</text:p>
      <text:p text:style-name="Standard">- Zeichnungen</text:p>
      <text:p text:style-name="Standard">- Notizen</text:p>
      <text:p text:style-name="Standard">- Dokumentation</text:p>
      <text:p text:style-name="Standard">- Configurationsfiles</text:p>
      <text:p text:style-name="Standard">- Kapitel eines Buches</text:p>
      <text:p text:style-name="Standard">- Eine Bachelorarbeit</text:p>
      <text:p text:style-name="Standard">- Passwörter für Cloud-Services</text:p>
      <text:p text:style-name="Standard">- Passwörter für lokale Services (Self-hosted)</text:p>
      <text:p text:style-name="Standard">- logfiles</text:p>
      <text:p text:style-name="Standard">- Messdaten vom Profiling</text:p>
      <text:p text:style-name="Standard"/>
      <text:p text:style-name="Standard"/>
      <text:p text:style-name="Standard">3. Was soll der „Mist“ mit den Stages (dass add/commit nur lokal wirken)?</text:p>
      <text:p text:style-name="Standard"/>
      <text:p text:style-name="Standard">4. Würden Sie in einer Firma Gitlab selber hosten oder GIT als Service im Netz? Begründung.</text:p>
      <text:p text:style-name="Standard"/>
      <text:p text:style-name="Standard">5. Verwenden Sie Branches im Projekt oder arbeiten alle Teammitglieder auf dem Master Branch? Zeigen Sie Vor- und Nachteile der Verfahren</text:p>
      <text:p text:style-name="Standard"/>
      <text:p text:style-name="Standard">6. Wie veröffentlichen Sie Ihre Änderungen auf dem globalen Repository? Wie oft checken Sie Ihre Änderungen im globalen Repo ein? Was ist besser: Nach jeder Änderung, nach einigen Änderungen, wenn Sie ein zusammenhängendes Stück fertig haben, wenn Sie eine Änderung machen die viele Kollegen betrifft, einmal am Tag, einmal die Woche. Wieso?</text:p>
      <text:p text:style-name="Standard"/>
      <text:p text:style-name="Standard">7. Eine Version eines Files im Repo sieht so aus:</text:p>
      <text:p text:style-name="Quotations">„There are two versions of GitLab: Community Edition (CE) and Enterprise Edition (EE)“</text:p>
      <text:p text:style-name="Quotations">Ihre Version die Sie hochladen wollen hat an dieser Stelle:</text:p>
      <text:p text:style-name="Quotations">„There are two versions of GitLab: CE and EE.“</text:p>
      <text:soft-page-break/>
      <text:p text:style-name="Quotations">Wie löst Gitlab diesen Konflikt?</text:p>
      <text:p text:style-name="Standard"/>
      <text:p text:style-name="Standard">8. Hausaufgabe für jedes Team: Es muss eine chain-story (Kettengeschichte) erzählt werden bei der ALLE Teammitglieder jeweils immer einen Satz erfinden und dann einchecken. Ich will von ALLEN Teammitgliedern Sätze im Repo finden! Danach sagen Sie uns wie es ging. Haben Sie über externe Kanäle kommuniziert (Slack?). Anderweitig abgesprochen?</text:p>
      <text:p text:style-name="P2">Antwort:<text:s/></text:p>
      <text:p text:style-name="Standard">1. GitLab bietet Vorteile wie effiziente Zusammenarbeit, Versionskontrolle und Continuous Integration.</text:p>
      <text:p text:style-name="Standard">2. Ins Repo gehören normalerweise Quellcode, Konfigurations- und Dokumentationsdateien. Bilddateien und Musik können optional sein.</text:p>
      <text:p text:style-name="Standard">3. Stages in Git ermöglichen eine kontrollierte Verarbeitung von Änderungen und dienen der Qualitätssicherung.</text:p>
      <text:p text:style-name="Standard">4. Die Entscheidung zwischen GitLab-Hosting oder einem Service im Netz hängt von individuellen Bedürfnissen und Ressourcen ab.</text:p>
      <text:p text:style-name="Standard">5. Verwendung von Branches ermöglicht parallele Arbeit und erleichtert das Zusammenführen von Änderungen. Master-Branch kann für stabile Versionen genutzt werden.</text:p>
      <text:p text:style-name="Standard">6. Änderungen im globalen Repository werden durch Einchecken veröffentlicht. Häufigkeit hängt von Projektanforderungen ab, z. B. nach Abschluss einer Aufgabe oder bei Änderungen, die Teamkollegen betreffen.</text:p>
      <text:p text:style-name="Standard">7. GitLab löst Konflikte durch Merging der Änderungen und Aufzeigen der Unterschiede zur manuellen Klärung.</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Liberation Mono" style:font-name-asian="Nimbus Mono L" style:font-name-complex="Liberation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walter</meta:initial-creator>
    <dc:creator>Anton Horn</dc:creator>
    <meta:creation-date>2023-06-07T15:19:00Z</meta:creation-date>
    <dc:date>2023-06-07T15:19:00Z</dc:date>
    <meta:print-date>2019-10-17T12:55:00Z</meta:print-date>
    <meta:template xlink:href="Normal.dotm" xlink:type="simple"/>
    <meta:editing-cycles>2</meta:editing-cycles>
    <meta:editing-duration>PT0S</meta:editing-duration>
    <meta:document-statistic meta:page-count="2" meta:paragraph-count="5" meta:word-count="394" meta:character-count="2873" meta:row-count="20" meta:non-whitespace-character-count="2484"/>
  </office:meta>
</office:document-meta>
</file>